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2" style:parent-style-name="DefaultParagraphFont" style:family="text">
      <style:text-properties style:text-position="super 66.6%"/>
    </style:style>
    <style:style style:name="P3" style:parent-style-name="Standard" style:family="paragraph">
      <style:paragraph-properties fo:text-align="center"/>
    </style:style>
    <style:style style:name="P4" style:parent-style-name="Standard" style:family="paragraph">
      <style:paragraph-properties fo:text-align="justify"/>
    </style:style>
    <style:style style:name="P5" style:parent-style-name="Standard" style:family="paragraph">
      <style:paragraph-properties fo:text-align="justify"/>
    </style:style>
  </office:automatic-styles>
  <office:body>
    <office:text text:use-soft-page-breaks="true">
      <text:p text:style-name="P1">Ahmed Khan</text:p>
      <text:p text:style-name="Standard">Adam Freed</text:p>
      <text:p text:style-name="Standard">Professor Chenhansa</text:p>
      <text:p text:style-name="Standard">CS-124</text:p>
      <text:p text:style-name="Standard">6<text:span text:style-name="T2">th</text:span><text:s/>April 2023</text:p>
      <text:p text:style-name="P3">Post-Lab Report</text:p>
      <text:p text:style-name="Standard">Development Process:</text:p>
      <text:p text:style-name="P4"><text:tab/>This lab differed from the previous ones due to it being a group project. This brings its own host of benefits and caveats. One would assume that two minds on one task makes it complete twice as fast, but often this is like saying 9 women can make a baby in a month. This<text:s/>project<text:s/>requires proper communication on the objective, as well as delegation of labor so there is parallel work that is more efficient than one person rather than conflicting work that is less than one person’s efficiency. Therefore, a plan was set out before development on what needed to be done, a framework, a flow chart, and frequent consultation of the requirements. Secondarily, communication was established through Discord, which provided a proper interface to interact in a desktop setting, enabling the transmission of links, code, and bash commands as necessary. Third, version control was integral to the project. The problem with collaborative production is de-synchronization, as if each individual is working on their copy of the project and making their own changes, things quickly spiral out of hand. One person’s bugs or unfinished code could render the entire project to a standstill until the issue is resolved, and this friction brings efficiency to below that of a single individual. I experienced this firsthand during the group project for CS-116, where my group had left me<text:s/>one night<text:s/>with a dysfunctional<text:s/>codebase<text:s/>that took me an all-nighter<text:s/>to untangle on top of a finals week, and they weren’t even their top help.<text:s/>Group projects also require accountability, a show that each individual is lifting their weight and doing their part.<text:s/>This could not be done in real-time<text:s/>IDE’s<text:s/>such as<text:s/>Replit.<text:s/>Such potential chaos was to be remedied by confronting the inevitable steep learning curve of a version control tool called Git. Through this we could delegate labor and work on individual tasks, committing them with a few lines of code after we knew it worked. When working on the same thing, the program helped us splice the code together in a manner that we almost never had to go back and check because nothing ever broke.<text:s/>These commits were recorded in a long and illustrious log, which could be visualized with a tree structure showing branches for feature development as well as merge conflicts. And the website showed commit history, frequency, and amount, showing when one person was or wasn’t doing their part.<text:s/>Merge-conflicts did occur but they were resolved in short order through various strategies.<text:s/>What Git allowed us to do was have a say in how this was<text:s/>handled and<text:s/>have efficient commands to achieve it rather than either having no choice or having to do all of it manually. Lastly, the commit history provided a rich context for explaining the development process in retrospect. Being compelled to become familiarized with Git in a Bash and Linux environment is the professional standard, and it is good we are learning it now such that when we get to university and employment settings, it will be second nature.</text:p>
      <text:p text:style-name="P5"><text:tab/>We started with an online repository on git-hub and cloned it to our respective local environments. Things started small, initially used to house the flowchart and pre-lab report documents, such did provide the initial experiments with how collaboration and version control on non-code documents worked.<text:s/>Besides the main class that only contained two lines to call the program’s wrapper class, there were several including the runtime class, hashmap and tree classes, and the parser class. Others were made in the future such as the cryptor class, but the<text:s/>aformentioned were created at the start. The runtime class is a wrapper class that handles domain states, program flow, and data for the program at large, it is like a switchboard where things are connected from one place to another, and I only need have a broad overview rather than being bogged down by specifics. It<text:s/>serves as a controlled and limited global scope, with extra functionality for being able to use class functionality in the context of the program itself.</text:p>
      <text:p text:style-name="Standard"><text:tab/>The data structures came soon after as they were to exist as idealized implementations not bound to the rest of the program. We had the assumption that we could cannibalize a prior<text:s/><text:soft-page-break/>implementation of tree<text:s/>from<text:s/>a personal project, however we realized that a nestable container that did not have any automated insert functionality was not useful for our particular application<text:s/>of binary search<text:s/>so an implementation of red-black tree, according to the<text:s/>Big C++<text:s/>textbook, was put in its place. Along such was a hash map that served as its complement. The rationale behind which data structure<text:s/>did<text:s/>came down to their implementations. It seemed better to have the hash-map used for decoding and the tree class for encoding, since the hash map relied on per-character string hashing, whilst the tree relied on key value comparisons. The alphabet being sequential became the key<text:s/>of<text:s/>the tree and was used to retrieve character codas, meanwhile the codas being binary strings made them the key of the hash map and was used to retrieve respective characters.</text:p>
      <text:p text:style-name="Standard"><text:tab/>Around the time of completing the data structures<text:s/>we ran into our first merge conflict, and this demonstrated the usefulness of<text:s/>Git.<text:s/>Ahmed<text:s/>had been making some major implementations on a tree branch, whilst there was also work going on our respective copies of main<text:s/>by Adam, and they all had to be reconciled eventually and they were through various commands, either letting the program decide what to keep, or overriding it, and on rare instances opening a merge editor. Almost always there<text:s/>were<text:s/>zero issues in the end. Once the data structures were completed, we began work on the parser, which relied on the data structures being fully functional to be useful.<text:s/>Parser has the most uses in the program by far. Interacting with files before or after an allocation of its object. It had two static functions, one to probe if the file existed through calling<text:s/>fstream::good(), and the other going through the text searching for<text:s/>non-whitelisted (other than 1, 0 or space)<text:s/>characters to determine if a file was encrypted or not. This affected major parts of program flow, as through the single data member “tokens” string vector would be the interface between parsing completely different types of data into a completely different format to different processing functions. If the file was encrypted, the parser would pull out individual character coda’s and<text:s/>dual spaces. If the file was decrypted it would take individual words from the text. Atop of all of this, the cipher class was parsed into a format of &lt;char, string&gt; pairs such that it could be used in both the tree and hash map data structures through the use of a<text:s/>string stream<text:s/>to break apart lines with an unspecified amount of spaces between the keys and values in the pair. Once the data was obtained and the determination of its encryption or decryption status made, and the cipher and decipher data structures made<text:s/>from the parsed cipher class, they were sent to the<text:s/>cryptor<text:s/>wrapper class static functions to be processed in the appropriate manner.</text:p>
      <text:p text:style-name="Standard"><text:tab/>In the case of encryption, individual characters from words were translated via the tree into their respective<text:s/>codas and<text:s/>printed to a master string. In between sentences of codas indicating a word, another space was added to indicate an actual space, as this was the format presented in the original example encrypted file. In the case of decryption, individual codas were translated into characters, with spaces between them inserted through identifying<text:s/>dual spaces. Once these result strings were obtained, they were appended to the original file with append flag std::ios_base::app<text:s/>in a parser member function, a class which already stored the file’s name. This<text:s/>removed the needing to pass the name to the crytor class and<text:s/>prevented file<text:s/>overwriting. The program was structured to allow the user to repeat the functionality of the program and be prompted whether they wanted to keep their original cipher or data files in<text:s/>either instance.</text:p>
      <text:p text:style-name="Standard"/>
      <text:p text:style-name="Standard">Possible improvements:</text:p>
      <text:p text:style-name="Standard"><text:tab/>Once the files have been overwritten in either instance they are treated as unencrypted and are no longer suitable for use by the program. Perhaps this is the way it should be, or perhaps the program should have a way to identify possible metadata, perhaps with functionality to run the same file through a different cypher using the preexisting file name in the parser class. <text: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Liberation Serif" style:font-name-complex="Liberation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hmed Khan</dc:creator>
    <meta:creation-date>2023-04-08T02:56:00Z</meta:creation-date>
    <dc:date>2023-04-08T03:33:00Z</dc:date>
    <meta:template xlink:href="Normal.dotm" xlink:type="simple"/>
    <meta:editing-cycles>3</meta:editing-cycles>
    <meta:editing-duration>PT3000S</meta:editing-duration>
    <meta:document-statistic meta:page-count="2" meta:paragraph-count="17" meta:word-count="1278" meta:character-count="8546" meta:row-count="60" meta:non-whitespace-character-count="7285"/>
  </office:meta>
</office:document-meta>
</file>